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047" calcext:value-type="float">
            <text:p>2.1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74553" calcext:value-type="float">
            <text:p>2.745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1367" calcext:value-type="float">
            <text:p>2.013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89311" calcext:value-type="float">
            <text:p>2.89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23094" calcext:value-type="float">
            <text:p>1.23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95516" calcext:value-type="float">
            <text:p>2.955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70295" calcext:value-type="float">
            <text:p>2.702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43009" calcext:value-type="float">
            <text:p>3.43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3681" calcext:value-type="float">
            <text:p>2.036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26" calcext:value-type="float">
            <text:p>2.016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9318" calcext:value-type="float">
            <text:p>2.193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28712" calcext:value-type="float">
            <text:p>2.287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1" calcext:value-type="float">
            <text:p>3.0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3986" calcext:value-type="float">
            <text:p>3.039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5318" calcext:value-type="float">
            <text:p>2.053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672" calcext:value-type="float">
            <text:p>2.026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8395" calcext:value-type="float">
            <text:p>2.083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8347" calcext:value-type="float">
            <text:p>3.083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069" calcext:value-type="float">
            <text:p>2.000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3314" calcext:value-type="float">
            <text:p>2.033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255" calcext:value-type="float">
            <text:p>2.022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29367" calcext:value-type="float">
            <text:p>2.293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803" calcext:value-type="float">
            <text:p>2.08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7666" calcext:value-type="float">
            <text:p>1.976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00408" calcext:value-type="float">
            <text:p>4.004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.97631" calcext:value-type="float">
            <text:p>1.976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25" calcext:value-type="float">
            <text:p>1.97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431" calcext:value-type="float">
            <text:p>2.014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551" calcext:value-type="float">
            <text:p>2.005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0416" calcext:value-type="float">
            <text:p>1.0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4844" calcext:value-type="float">
            <text:p>2.048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00112" calcext:value-type="float">
            <text:p>4.00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.23078" calcext:value-type="float">
            <text:p>2.230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27744" calcext:value-type="float">
            <text:p>2.277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5582" calcext:value-type="float">
            <text:p>3.055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2045" calcext:value-type="float">
            <text:p>2.02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7884" calcext:value-type="float">
            <text:p>1.978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3152" calcext:value-type="float">
            <text:p>3.031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82783" calcext:value-type="float">
            <text:p>2.827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8182" calcext:value-type="float">
            <text:p>2.081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917" calcext:value-type="float">
            <text:p>2.009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3333" calcext:value-type="float">
            <text:p>2.93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268" calcext:value-type="float">
            <text:p>2.082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762" calcext:value-type="float">
            <text:p>2.007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7465" calcext:value-type="float">
            <text:p>2.974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3244" calcext:value-type="float">
            <text:p>2.032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365" calcext:value-type="float">
            <text:p>2.013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547" calcext:value-type="float">
            <text:p>2.025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72" calcext:value-type="float">
            <text:p>2.0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889" calcext:value-type="float">
            <text:p>1.998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8372" calcext:value-type="float">
            <text:p>1.983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65511" calcext:value-type="float">
            <text:p>0.965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9911" calcext:value-type="float">
            <text:p>2.99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11794" calcext:value-type="float">
            <text:p>2.117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3448" calcext:value-type="float">
            <text:p>2.034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7647" calcext:value-type="float">
            <text:p>2.076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0748" calcext:value-type="float">
            <text:p>2.107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185" calcext:value-type="float">
            <text:p>2.001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358" calcext:value-type="float">
            <text:p>2.013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758" calcext:value-type="float">
            <text:p>2.02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66" calcext:value-type="float">
            <text:p>2.00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32767" calcext:value-type="float">
            <text:p>1.327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192" calcext:value-type="float">
            <text:p>2.001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78814" calcext:value-type="float">
            <text:p>2.78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3284" calcext:value-type="float">
            <text:p>2.032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4353" calcext:value-type="float">
            <text:p>2.43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9247" calcext:value-type="float">
            <text:p>2.092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8965" calcext:value-type="float">
            <text:p>1.989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0389" calcext:value-type="float">
            <text:p>3.003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1859" calcext:value-type="float">
            <text:p>2.018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048" calcext:value-type="float">
            <text:p>3.020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2604" calcext:value-type="float">
            <text:p>3.026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8363" calcext:value-type="float">
            <text:p>2.083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804" calcext:value-type="float">
            <text:p>1.998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7545" calcext:value-type="float">
            <text:p>1.97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12877" calcext:value-type="float">
            <text:p>3.128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2775" calcext:value-type="float">
            <text:p>2.027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28486" calcext:value-type="float">
            <text:p>2.284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6434" calcext:value-type="float">
            <text:p>1.964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3415" calcext:value-type="float">
            <text:p>2.034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7388" calcext:value-type="float">
            <text:p>1.73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118" calcext:value-type="float">
            <text:p>2.021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604" calcext:value-type="float">
            <text:p>2.016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08395" calcext:value-type="float">
            <text:p>1.08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1561" calcext:value-type="float">
            <text:p>2.015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244" calcext:value-type="float">
            <text:p>1.992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7582" calcext:value-type="float">
            <text:p>1.975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6773" calcext:value-type="float">
            <text:p>3.067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545" calcext:value-type="float">
            <text:p>2.32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6896" calcext:value-type="float">
            <text:p>1.968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683" calcext:value-type="float">
            <text:p>2.016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00302" calcext:value-type="float">
            <text:p>1.00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1482" calcext:value-type="float">
            <text:p>2.014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86777" calcext:value-type="float">
            <text:p>2.867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4101" calcext:value-type="float">
            <text:p>2.04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885" calcext:value-type="float">
            <text:p>1.998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4352" calcext:value-type="float">
            <text:p>2.043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6421" calcext:value-type="float">
            <text:p>2.164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307" calcext:value-type="float">
            <text:p>2.013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5438" calcext:value-type="float">
            <text:p>2.954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0781" calcext:value-type="float">
            <text:p>2.007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493" calcext:value-type="float">
            <text:p>2.024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677" calcext:value-type="float">
            <text:p>1.996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067" calcext:value-type="float">
            <text:p>2.020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69357" calcext:value-type="float">
            <text:p>2.693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2082" calcext:value-type="float">
            <text:p>3.020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99435" calcext:value-type="float">
            <text:p>1.994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544" calcext:value-type="float">
            <text:p>2.005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9037" calcext:value-type="float">
            <text:p>3.09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5123" calcext:value-type="float">
            <text:p>3.051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97346" calcext:value-type="float">
            <text:p>1.973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829954" calcext:value-type="float">
            <text:p>0.829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845" calcext:value-type="float">
            <text:p>0.52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98219" calcext:value-type="float">
            <text:p>1.982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3113" calcext:value-type="float">
            <text:p>2.031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522" calcext:value-type="float">
            <text:p>2.005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875" calcext:value-type="float">
            <text:p>1.998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3153" calcext:value-type="float">
            <text:p>2.031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6072" calcext:value-type="float">
            <text:p>2.960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16432" calcext:value-type="float">
            <text:p>2.164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3206" calcext:value-type="float">
            <text:p>2.03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96544" calcext:value-type="float">
            <text:p>0.9965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95681" calcext:value-type="float">
            <text:p>1.956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28464" calcext:value-type="float">
            <text:p>2.284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64971" calcext:value-type="float">
            <text:p>2.649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2473" calcext:value-type="float">
            <text:p>2.024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296" calcext:value-type="float">
            <text:p>3.032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1242" calcext:value-type="float">
            <text:p>2.012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3807" calcext:value-type="float">
            <text:p>2.138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181" calcext:value-type="float">
            <text:p>2.001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0179" calcext:value-type="float">
            <text:p>3.001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962" calcext:value-type="float">
            <text:p>1.999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67" calcext:value-type="float">
            <text:p>2.1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308" calcext:value-type="float">
            <text:p>2.003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763" calcext:value-type="float">
            <text:p>2.007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602" calcext:value-type="float">
            <text:p>1.996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7272" calcext:value-type="float">
            <text:p>2.07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20555" calcext:value-type="float">
            <text:p>3.205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0422" calcext:value-type="float">
            <text:p>2.004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1967" calcext:value-type="float">
            <text:p>3.019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0756" calcext:value-type="float">
            <text:p>2.007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467" calcext:value-type="float">
            <text:p>2.974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8484" calcext:value-type="float">
            <text:p>2.084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67" calcext:value-type="float">
            <text:p>2.01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25065" calcext:value-type="float">
            <text:p>2.250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8457" calcext:value-type="float">
            <text:p>2.084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11" calcext:value-type="float">
            <text:p>1.99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1889" calcext:value-type="float">
            <text:p>2.018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35" calcext:value-type="float">
            <text:p>3.01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38062" calcext:value-type="float">
            <text:p>3.380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2243" calcext:value-type="float">
            <text:p>2.022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052" calcext:value-type="float">
            <text:p>2.010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8068" calcext:value-type="float">
            <text:p>2.080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461" calcext:value-type="float">
            <text:p>1.994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226" calcext:value-type="float">
            <text:p>2.012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26285" calcext:value-type="float">
            <text:p>2.262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7315" calcext:value-type="float">
            <text:p>2.973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2232" calcext:value-type="float">
            <text:p>2.022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683" calcext:value-type="float">
            <text:p>2.06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9238" calcext:value-type="float">
            <text:p>2.092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198" calcext:value-type="float">
            <text:p>2.001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5422" calcext:value-type="float">
            <text:p>2.054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84067" calcext:value-type="float">
            <text:p>2.840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507" calcext:value-type="float">
            <text:p>2.05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1103" calcext:value-type="float">
            <text:p>1.91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975" calcext:value-type="float">
            <text:p>2.00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4296" calcext:value-type="float">
            <text:p>3.042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2775" calcext:value-type="float">
            <text:p>2.027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00819" calcext:value-type="float">
            <text:p>1.008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19898" calcext:value-type="float">
            <text:p>2.198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3718" calcext:value-type="float">
            <text:p>1.937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9444" calcext:value-type="float">
            <text:p>2.994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2449" calcext:value-type="float">
            <text:p>2.024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716" calcext:value-type="float">
            <text:p>1.997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63815" calcext:value-type="float">
            <text:p>2.638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58736" calcext:value-type="float">
            <text:p>0.58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0534" calcext:value-type="float">
            <text:p>2.005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418" calcext:value-type="float">
            <text:p>2.004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5729" calcext:value-type="float">
            <text:p>2.157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2868" calcext:value-type="float">
            <text:p>2.928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609" calcext:value-type="float">
            <text:p>2.006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5602" calcext:value-type="float">
            <text:p>3.056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99186" calcext:value-type="float">
            <text:p>1.991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06" calcext:value-type="float">
            <text:p>2.0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322" calcext:value-type="float">
            <text:p>2.00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752" calcext:value-type="float">
            <text:p>2.027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8428" calcext:value-type="float">
            <text:p>1.98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646" calcext:value-type="float">
            <text:p>2.006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72563" calcext:value-type="float">
            <text:p>2.725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16" calcext:value-type="float">
            <text:p>2.0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8874" calcext:value-type="float">
            <text:p>2.188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3773" calcext:value-type="float">
            <text:p>2.037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6323" calcext:value-type="float">
            <text:p>2.063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343" calcext:value-type="float">
            <text:p>2.013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1831" calcext:value-type="float">
            <text:p>3.018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2543" calcext:value-type="float">
            <text:p>2.025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6505" calcext:value-type="float">
            <text:p>2.165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4426" calcext:value-type="float">
            <text:p>2.044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523" calcext:value-type="float">
            <text:p>1.995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25" calcext:value-type="float">
            <text:p>2.184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5629" calcext:value-type="float">
            <text:p>2.956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14116" calcext:value-type="float">
            <text:p>2.14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25" calcext:value-type="float">
            <text:p>2.016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5735" calcext:value-type="float">
            <text:p>1.957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00489" calcext:value-type="float">
            <text:p>1.00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4422" calcext:value-type="float">
            <text:p>1.444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42503" calcext:value-type="float">
            <text:p>3.425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20622" calcext:value-type="float">
            <text:p>2.206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891" calcext:value-type="float">
            <text:p>3.8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.70235" calcext:value-type="float">
            <text:p>2.702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062" calcext:value-type="float">
            <text:p>2.020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8623" calcext:value-type="float">
            <text:p>2.086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6317" calcext:value-type="float">
            <text:p>2.063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8866" calcext:value-type="float">
            <text:p>1.98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4737" calcext:value-type="float">
            <text:p>2.047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413" calcext:value-type="float">
            <text:p>2.014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69569" calcext:value-type="float">
            <text:p>3.695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.02681" calcext:value-type="float">
            <text:p>2.026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05471" calcext:value-type="float">
            <text:p>1.054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93" calcext:value-type="float">
            <text:p>2.02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621" calcext:value-type="float">
            <text:p>2.06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69632" calcext:value-type="float">
            <text:p>2.696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329" calcext:value-type="float">
            <text:p>1.893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922" calcext:value-type="float">
            <text:p>1.999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06551" calcext:value-type="float">
            <text:p>1.065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8365" calcext:value-type="float">
            <text:p>2.83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96" calcext:value-type="float">
            <text:p>2.01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633" calcext:value-type="float">
            <text:p>1.996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62629" calcext:value-type="float">
            <text:p>3.626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969721" calcext:value-type="float">
            <text:p>0.969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91142" calcext:value-type="float">
            <text:p>2.91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0595" calcext:value-type="float">
            <text:p>2.005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771" calcext:value-type="float">
            <text:p>2.07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836" calcext:value-type="float">
            <text:p>2.008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2812" calcext:value-type="float">
            <text:p>2.128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5863" calcext:value-type="float">
            <text:p>2.958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13723" calcext:value-type="float">
            <text:p>2.137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0821" calcext:value-type="float">
            <text:p>2.108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6913" calcext:value-type="float">
            <text:p>2.969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19975" calcext:value-type="float">
            <text:p>2.19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03638" calcext:value-type="float">
            <text:p>1.036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02308" calcext:value-type="float">
            <text:p>3.023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98028" calcext:value-type="float">
            <text:p>1.980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4373" calcext:value-type="float">
            <text:p>2.043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0896" calcext:value-type="float">
            <text:p>3.008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80167" calcext:value-type="float">
            <text:p>1.80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06092" calcext:value-type="float">
            <text:p>3.060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785" calcext:value-type="float">
            <text:p>2.047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2181" calcext:value-type="float">
            <text:p>2.921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0884" calcext:value-type="float">
            <text:p>2.008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948" calcext:value-type="float">
            <text:p>1.999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821" calcext:value-type="float">
            <text:p>1.998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337" calcext:value-type="float">
            <text:p>2.03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269" calcext:value-type="float">
            <text:p>2.022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46625" calcext:value-type="float">
            <text:p>1.46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0199" calcext:value-type="float">
            <text:p>2.001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7882" calcext:value-type="float">
            <text:p>1.978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052" calcext:value-type="float">
            <text:p>1.990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37953" calcext:value-type="float">
            <text:p>3.379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64858" calcext:value-type="float">
            <text:p>3.648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.0082" calcext:value-type="float">
            <text:p>2.00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34616" calcext:value-type="float">
            <text:p>2.346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3404" calcext:value-type="float">
            <text:p>2.034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47617" calcext:value-type="float">
            <text:p>2.476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01145" calcext:value-type="float">
            <text:p>1.01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44264" calcext:value-type="float">
            <text:p>2.442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379" calcext:value-type="float">
            <text:p>2.03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77949" calcext:value-type="float">
            <text:p>2.779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54244" calcext:value-type="float">
            <text:p>2.542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509" calcext:value-type="float">
            <text:p>3.005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99191" calcext:value-type="float">
            <text:p>1.99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3819" calcext:value-type="float">
            <text:p>2.038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11093" calcext:value-type="float">
            <text:p>3.110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2292" calcext:value-type="float">
            <text:p>2.022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5931" calcext:value-type="float">
            <text:p>2.159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27" calcext:value-type="float">
            <text:p>2.0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561" calcext:value-type="float">
            <text:p>2.005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7284" calcext:value-type="float">
            <text:p>1.972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195" calcext:value-type="float">
            <text:p>2.021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3149" calcext:value-type="float">
            <text:p>2.031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20735" calcext:value-type="float">
            <text:p>2.207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78095" calcext:value-type="float">
            <text:p>2.780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0366" calcext:value-type="float">
            <text:p>2.003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09464" calcext:value-type="float">
            <text:p>1.09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1208" calcext:value-type="float">
            <text:p>2.012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80821" calcext:value-type="float">
            <text:p>2.808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2148" calcext:value-type="float">
            <text:p>3.021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42546" calcext:value-type="float">
            <text:p>3.425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518" calcext:value-type="float">
            <text:p>3.025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27425" calcext:value-type="float">
            <text:p>3.274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032" calcext:value-type="float">
            <text:p>2.010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4008" calcext:value-type="float">
            <text:p>2.04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876" calcext:value-type="float">
            <text:p>2.018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3899" calcext:value-type="float">
            <text:p>2.038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138" calcext:value-type="float">
            <text:p>2.011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3193" calcext:value-type="float">
            <text:p>2.03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1303" calcext:value-type="float">
            <text:p>2.913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42054" calcext:value-type="float">
            <text:p>1.420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185" calcext:value-type="float">
            <text:p>2.011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236" calcext:value-type="float">
            <text:p>2.002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71028" calcext:value-type="float">
            <text:p>1.710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41321" calcext:value-type="float">
            <text:p>1.413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1857" calcext:value-type="float">
            <text:p>3.18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295" calcext:value-type="float">
            <text:p>3.002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63608" calcext:value-type="float">
            <text:p>3.636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.97781" calcext:value-type="float">
            <text:p>1.977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03362" calcext:value-type="float">
            <text:p>4.033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.00391" calcext:value-type="float">
            <text:p>2.003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031" calcext:value-type="float">
            <text:p>2.010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4091" calcext:value-type="float">
            <text:p>2.040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388" calcext:value-type="float">
            <text:p>1.993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7" calcext:value-type="float">
            <text:p>2.21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792" calcext:value-type="float">
            <text:p>2.027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60318" calcext:value-type="float">
            <text:p>2.603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63667" calcext:value-type="float">
            <text:p>2.636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201" calcext:value-type="float">
            <text:p>3.02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6145" calcext:value-type="float">
            <text:p>2.061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174" calcext:value-type="float">
            <text:p>2.01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6161" calcext:value-type="float">
            <text:p>3.061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15914" calcext:value-type="float">
            <text:p>2.159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5406" calcext:value-type="float">
            <text:p>2.54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0173" calcext:value-type="float">
            <text:p>2.101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71457" calcext:value-type="float">
            <text:p>1.714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341" calcext:value-type="float">
            <text:p>2.03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08" calcext:value-type="float">
            <text:p>2.02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4969" calcext:value-type="float">
            <text:p>2.049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5595" calcext:value-type="float">
            <text:p>3.055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1802" calcext:value-type="float">
            <text:p>2.018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143" calcext:value-type="float">
            <text:p>2.011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0498" calcext:value-type="float">
            <text:p>2.104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736" calcext:value-type="float">
            <text:p>2.007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02" calcext:value-type="float">
            <text:p>2.0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182" calcext:value-type="float">
            <text:p>1.991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30402" calcext:value-type="float">
            <text:p>1.30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8312" calcext:value-type="float">
            <text:p>2.083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86382" calcext:value-type="float">
            <text:p>2.863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412" calcext:value-type="float">
            <text:p>2.004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00665" calcext:value-type="float">
            <text:p>1.006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99808" calcext:value-type="float">
            <text:p>1.998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221" calcext:value-type="float">
            <text:p>3.042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37366" calcext:value-type="float">
            <text:p>1.373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197" calcext:value-type="float">
            <text:p>1.991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152" calcext:value-type="float">
            <text:p>2.011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74327" calcext:value-type="float">
            <text:p>1.743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097" calcext:value-type="float">
            <text:p>3.050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10554" calcext:value-type="float">
            <text:p>2.105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554" calcext:value-type="float">
            <text:p>2.025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439" calcext:value-type="float">
            <text:p>3.074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76821" calcext:value-type="float">
            <text:p>3.768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.00957" calcext:value-type="float">
            <text:p>2.00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02152" calcext:value-type="float">
            <text:p>1.02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2997" calcext:value-type="float">
            <text:p>2.029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1936" calcext:value-type="float">
            <text:p>3.019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1846" calcext:value-type="float">
            <text:p>3.018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77" calcext:value-type="float">
            <text:p>3.001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4739" calcext:value-type="float">
            <text:p>2.047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29516" calcext:value-type="float">
            <text:p>2.295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8" calcext:value-type="float">
            <text:p>2.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24641" calcext:value-type="float">
            <text:p>3.246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4783" calcext:value-type="float">
            <text:p>3.047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0226" calcext:value-type="float">
            <text:p>2.002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528" calcext:value-type="float">
            <text:p>2.005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029" calcext:value-type="float">
            <text:p>2.000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5641" calcext:value-type="float">
            <text:p>2.05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997" calcext:value-type="float">
            <text:p>2.009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6899" calcext:value-type="float">
            <text:p>1.68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05609" calcext:value-type="float">
            <text:p>4.056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.02352" calcext:value-type="float">
            <text:p>1.02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5899" calcext:value-type="float">
            <text:p>2.058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353" calcext:value-type="float">
            <text:p>2.023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4753" calcext:value-type="float">
            <text:p>2.047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3359" calcext:value-type="float">
            <text:p>2.13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395" calcext:value-type="float">
            <text:p>2.003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20882" calcext:value-type="float">
            <text:p>4.208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.99533" calcext:value-type="float">
            <text:p>1.995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6587" calcext:value-type="float">
            <text:p>2.065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5097" calcext:value-type="float">
            <text:p>2.050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22748" calcext:value-type="float">
            <text:p>3.227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1404" calcext:value-type="float">
            <text:p>2.014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785" calcext:value-type="float">
            <text:p>1.997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88604" calcext:value-type="float">
            <text:p>1.886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678" calcext:value-type="float">
            <text:p>1.996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7307" calcext:value-type="float">
            <text:p>2.973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8531" calcext:value-type="float">
            <text:p>2.085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206" calcext:value-type="float">
            <text:p>2.01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15727" calcext:value-type="float">
            <text:p>3.157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.06192" calcext:value-type="float">
            <text:p>5.061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95445" calcext:value-type="float">
            <text:p>2.954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2052" calcext:value-type="float">
            <text:p>2.020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462" calcext:value-type="float">
            <text:p>2.004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046" calcext:value-type="float">
            <text:p>2.04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48" calcext:value-type="float">
            <text:p>2.000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21887" calcext:value-type="float">
            <text:p>2.218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4541" calcext:value-type="float">
            <text:p>1.945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651" calcext:value-type="float">
            <text:p>2.06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6459" calcext:value-type="float">
            <text:p>2.06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59458" calcext:value-type="float">
            <text:p>2.594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5218" calcext:value-type="float">
            <text:p>2.05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08" calcext:value-type="float">
            <text:p>2.02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7738" calcext:value-type="float">
            <text:p>1.977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125" calcext:value-type="float">
            <text:p>1.05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93997" calcext:value-type="float">
            <text:p>1.939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737" calcext:value-type="float">
            <text:p>2.937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7609" calcext:value-type="float">
            <text:p>2.076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319" calcext:value-type="float">
            <text:p>2.03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7016" calcext:value-type="float">
            <text:p>2.17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4347" calcext:value-type="float">
            <text:p>2.043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2773" calcext:value-type="float">
            <text:p>3.027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33968" calcext:value-type="float">
            <text:p>2.339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35561" calcext:value-type="float">
            <text:p>2.355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4738" calcext:value-type="float">
            <text:p>2.047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6343" calcext:value-type="float">
            <text:p>1.963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829" calcext:value-type="float">
            <text:p>1.998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712" calcext:value-type="float">
            <text:p>2.017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04114" calcext:value-type="float">
            <text:p>1.04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5657" calcext:value-type="float">
            <text:p>2.056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039" calcext:value-type="float">
            <text:p>2.00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0099" calcext:value-type="float">
            <text:p>2.100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88403" calcext:value-type="float">
            <text:p>2.884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3028" calcext:value-type="float">
            <text:p>2.030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7004" calcext:value-type="float">
            <text:p>2.97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1567" calcext:value-type="float">
            <text:p>2.015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451" calcext:value-type="float">
            <text:p>2.024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56142" calcext:value-type="float">
            <text:p>4.561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.04084" calcext:value-type="float">
            <text:p>2.040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678" calcext:value-type="float">
            <text:p>1.996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3652" calcext:value-type="float">
            <text:p>2.136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278" calcext:value-type="float">
            <text:p>1.992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2283" calcext:value-type="float">
            <text:p>2.122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3293" calcext:value-type="float">
            <text:p>2.032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8272" calcext:value-type="float">
            <text:p>1.98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014" calcext:value-type="float">
            <text:p>2.02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86458" calcext:value-type="float">
            <text:p>2.864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487" calcext:value-type="float">
            <text:p>2.014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01199" calcext:value-type="float">
            <text:p>1.01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97579" calcext:value-type="float">
            <text:p>1.975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37471" calcext:value-type="float">
            <text:p>3.374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6615" calcext:value-type="float">
            <text:p>2.066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8908" calcext:value-type="float">
            <text:p>1.989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451" calcext:value-type="float">
            <text:p>2.014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6541" calcext:value-type="float">
            <text:p>2.065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08977" calcext:value-type="float">
            <text:p>4.089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2793" calcext:value-type="float">
            <text:p>2.02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107" calcext:value-type="float">
            <text:p>2.02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7795" calcext:value-type="float">
            <text:p>2.177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562" calcext:value-type="float">
            <text:p>2.025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3608" calcext:value-type="float">
            <text:p>2.036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07817" calcext:value-type="float">
            <text:p>1.078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486" calcext:value-type="float">
            <text:p>2.004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8558" calcext:value-type="float">
            <text:p>2.985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8498" calcext:value-type="float">
            <text:p>2.984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171" calcext:value-type="float">
            <text:p>2.011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311" calcext:value-type="float">
            <text:p>2.02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8104" calcext:value-type="float">
            <text:p>1.98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7135" calcext:value-type="float">
            <text:p>2.071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89053" calcext:value-type="float">
            <text:p>1.890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844" calcext:value-type="float">
            <text:p>2.058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8322" calcext:value-type="float">
            <text:p>2.983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72215" calcext:value-type="float">
            <text:p>2.722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21379" calcext:value-type="float">
            <text:p>2.213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3076" calcext:value-type="float">
            <text:p>2.030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43367" calcext:value-type="float">
            <text:p>2.433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543" calcext:value-type="float">
            <text:p>2.015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106" calcext:value-type="float">
            <text:p>2.00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863" calcext:value-type="float">
            <text:p>2.018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60069" calcext:value-type="float">
            <text:p>2.600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11202" calcext:value-type="float">
            <text:p>4.112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.63039" calcext:value-type="float">
            <text:p>2.630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58434" calcext:value-type="float">
            <text:p>2.584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1273" calcext:value-type="float">
            <text:p>3.012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99318" calcext:value-type="float">
            <text:p>1.993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378" calcext:value-type="float">
            <text:p>2.003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9481" calcext:value-type="float">
            <text:p>2.194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3789" calcext:value-type="float">
            <text:p>2.037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5597" calcext:value-type="float">
            <text:p>2.055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42687" calcext:value-type="float">
            <text:p>1.426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05609" calcext:value-type="float">
            <text:p>1.056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99127" calcext:value-type="float">
            <text:p>1.99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0153" calcext:value-type="float">
            <text:p>2.101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45" calcext:value-type="float">
            <text:p>2.218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4024" calcext:value-type="float">
            <text:p>2.04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014" calcext:value-type="float">
            <text:p>2.01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1117" calcext:value-type="float">
            <text:p>3.01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97542" calcext:value-type="float">
            <text:p>1.975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8195" calcext:value-type="float">
            <text:p>2.081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22538" calcext:value-type="float">
            <text:p>3.225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99863" calcext:value-type="float">
            <text:p>1.998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382" calcext:value-type="float">
            <text:p>1.993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50668" calcext:value-type="float">
            <text:p>2.506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0953" calcext:value-type="float">
            <text:p>2.109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4911" calcext:value-type="float">
            <text:p>3.049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1788" calcext:value-type="float">
            <text:p>1.1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90019" calcext:value-type="float">
            <text:p>0.890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98796" calcext:value-type="float">
            <text:p>2.987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63048" calcext:value-type="float">
            <text:p>1.630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73667" calcext:value-type="float">
            <text:p>2.73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1012" calcext:value-type="float">
            <text:p>2.01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5898" calcext:value-type="float">
            <text:p>1.958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747" calcext:value-type="float">
            <text:p>1.997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3478" calcext:value-type="float">
            <text:p>2.034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8988" calcext:value-type="float">
            <text:p>1.989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774" calcext:value-type="float">
            <text:p>2.017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076" calcext:value-type="float">
            <text:p>3.310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.0509" calcext:value-type="float">
            <text:p>2.05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3541" calcext:value-type="float">
            <text:p>3.035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980897" calcext:value-type="float">
            <text:p>0.980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0669" calcext:value-type="float">
            <text:p>2.006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68441" calcext:value-type="float">
            <text:p>3.684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07969" calcext:value-type="float">
            <text:p>1.07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7237" calcext:value-type="float">
            <text:p>2.072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8855" calcext:value-type="float">
            <text:p>2.088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766" calcext:value-type="float">
            <text:p>2.007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44916" calcext:value-type="float">
            <text:p>2.449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3671" calcext:value-type="float">
            <text:p>2.036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2661" calcext:value-type="float">
            <text:p>1.926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4095" calcext:value-type="float">
            <text:p>3.040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18565" calcext:value-type="float">
            <text:p>2.185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6484" calcext:value-type="float">
            <text:p>2.964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35064" calcext:value-type="float">
            <text:p>2.350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525" calcext:value-type="float">
            <text:p>2.02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8206" calcext:value-type="float">
            <text:p>2.08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635" calcext:value-type="float">
            <text:p>2.016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0397" calcext:value-type="float">
            <text:p>2.903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2654" calcext:value-type="float">
            <text:p>2.026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1449" calcext:value-type="float">
            <text:p>2.114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5212" calcext:value-type="float">
            <text:p>0.95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5823" calcext:value-type="float">
            <text:p>2.058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7629" calcext:value-type="float">
            <text:p>1.976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69" calcext:value-type="float">
            <text:p>2.00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7138" calcext:value-type="float">
            <text:p>2.071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6" calcext:value-type="float">
            <text:p>2.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978" calcext:value-type="float">
            <text:p>2.99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0478" calcext:value-type="float">
            <text:p>2.004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6649" calcext:value-type="float">
            <text:p>2.066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70544" calcext:value-type="float">
            <text:p>3.705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.70768" calcext:value-type="float">
            <text:p>1.707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676" calcext:value-type="float">
            <text:p>2.96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11166" calcext:value-type="float">
            <text:p>2.111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83487" calcext:value-type="float">
            <text:p>1.834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61" calcext:value-type="float">
            <text:p>2.242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23477" calcext:value-type="float">
            <text:p>3.234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48" calcext:value-type="float">
            <text:p>2.0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571" calcext:value-type="float">
            <text:p>2.005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886" calcext:value-type="float">
            <text:p>2.02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4433" calcext:value-type="float">
            <text:p>2.044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7182" calcext:value-type="float">
            <text:p>2.971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0207" calcext:value-type="float">
            <text:p>2.002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91451" calcext:value-type="float">
            <text:p>0.991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3537" calcext:value-type="float">
            <text:p>2.035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768" calcext:value-type="float">
            <text:p>2.047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517" calcext:value-type="float">
            <text:p>2.015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4771" calcext:value-type="float">
            <text:p>2.047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366" calcext:value-type="float">
            <text:p>2.003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5225" calcext:value-type="float">
            <text:p>2.152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88281" calcext:value-type="float">
            <text:p>2.882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0241" calcext:value-type="float">
            <text:p>2.002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4337" calcext:value-type="float">
            <text:p>2.043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104" calcext:value-type="float">
            <text:p>2.01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3363" calcext:value-type="float">
            <text:p>1.933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2132" calcext:value-type="float">
            <text:p>2.12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8203" calcext:value-type="float">
            <text:p>2.982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99847" calcext:value-type="float">
            <text:p>0.9998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05405" calcext:value-type="float">
            <text:p>3.054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64338" calcext:value-type="float">
            <text:p>3.64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25" calcext:value-type="float">
            <text:p>2.05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0179" calcext:value-type="float">
            <text:p>3.001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24132" calcext:value-type="float">
            <text:p>3.241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9864" calcext:value-type="float">
            <text:p>2.098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6184" calcext:value-type="float">
            <text:p>2.961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8484" calcext:value-type="float">
            <text:p>2.84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093" calcext:value-type="float">
            <text:p>2.00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5532" calcext:value-type="float">
            <text:p>2.055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40246" calcext:value-type="float">
            <text:p>1.40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4128" calcext:value-type="float">
            <text:p>2.041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86" calcext:value-type="float">
            <text:p>2.07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967" calcext:value-type="float">
            <text:p>3.029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97535" calcext:value-type="float">
            <text:p>1.975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428" calcext:value-type="float">
            <text:p>2.00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12738" calcext:value-type="float">
            <text:p>3.127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80235" calcext:value-type="float">
            <text:p>1.802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4153" calcext:value-type="float">
            <text:p>2.041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19035" calcext:value-type="float">
            <text:p>4.19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.99403" calcext:value-type="float">
            <text:p>1.994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57" calcext:value-type="float">
            <text:p>2.00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124" calcext:value-type="float">
            <text:p>2.021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03237" calcext:value-type="float">
            <text:p>1.03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2026" calcext:value-type="float">
            <text:p>2.02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83254" calcext:value-type="float">
            <text:p>2.832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0879" calcext:value-type="float">
            <text:p>2.108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19" calcext:value-type="float">
            <text:p>2.0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663" calcext:value-type="float">
            <text:p>2.026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503" calcext:value-type="float">
            <text:p>2.015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756" calcext:value-type="float">
            <text:p>2.007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3587" calcext:value-type="float">
            <text:p>2.035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42345" calcext:value-type="float">
            <text:p>2.423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877" calcext:value-type="float">
            <text:p>2.958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97978" calcext:value-type="float">
            <text:p>3.979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.19551" calcext:value-type="float">
            <text:p>2.195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8804" calcext:value-type="float">
            <text:p>3.088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759" calcext:value-type="float">
            <text:p>2.007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68" calcext:value-type="float">
            <text:p>2.0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7347" calcext:value-type="float">
            <text:p>1.973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85284" calcext:value-type="float">
            <text:p>3.852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0563" calcext:value-type="float">
            <text:p>3.05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99607" calcext:value-type="float">
            <text:p>1.996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435" calcext:value-type="float">
            <text:p>2.014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259" calcext:value-type="float">
            <text:p>1.992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74367" calcext:value-type="float">
            <text:p>1.743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318" calcext:value-type="float">
            <text:p>2.003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853" calcext:value-type="float">
            <text:p>2.008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734" calcext:value-type="float">
            <text:p>1.957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607" calcext:value-type="float">
            <text:p>1.996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0486" calcext:value-type="float">
            <text:p>2.104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734" calcext:value-type="float">
            <text:p>2.07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8263" calcext:value-type="float">
            <text:p>1.982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6828" calcext:value-type="float">
            <text:p>2.068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544" calcext:value-type="float">
            <text:p>1.995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104" calcext:value-type="float">
            <text:p>2.1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83202" calcext:value-type="float">
            <text:p>0.983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48759" calcext:value-type="float">
            <text:p>2.487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5186" calcext:value-type="float">
            <text:p>2.951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1903" calcext:value-type="float">
            <text:p>2.019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4496" calcext:value-type="float">
            <text:p>2.044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8695" calcext:value-type="float">
            <text:p>3.186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9348" calcext:value-type="float">
            <text:p>1.93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395" calcext:value-type="float">
            <text:p>2.03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855" calcext:value-type="float">
            <text:p>2.018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2124" calcext:value-type="float">
            <text:p>2.921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7584" calcext:value-type="float">
            <text:p>2.075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8991" calcext:value-type="float">
            <text:p>2.089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5992" calcext:value-type="float">
            <text:p>2.059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693" calcext:value-type="float">
            <text:p>1.96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686" calcext:value-type="float">
            <text:p>3.06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3143" calcext:value-type="float">
            <text:p>2.031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141" calcext:value-type="float">
            <text:p>2.001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5747" calcext:value-type="float">
            <text:p>2.057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1413" calcext:value-type="float">
            <text:p>3.014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6055" calcext:value-type="float">
            <text:p>2.060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3296" calcext:value-type="float">
            <text:p>2.032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78497" calcext:value-type="float">
            <text:p>1.784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55129" calcext:value-type="float">
            <text:p>2.551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3855" calcext:value-type="float">
            <text:p>2.038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2429" calcext:value-type="float">
            <text:p>2.124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04563" calcext:value-type="float">
            <text:p>1.045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0959" calcext:value-type="float">
            <text:p>2.009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4682" calcext:value-type="float">
            <text:p>2.046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4332" calcext:value-type="float">
            <text:p>2.043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499" calcext:value-type="float">
            <text:p>2.004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53698" calcext:value-type="float">
            <text:p>2.536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863" calcext:value-type="float">
            <text:p>1.998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3679" calcext:value-type="float">
            <text:p>1.936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892" calcext:value-type="float">
            <text:p>2.008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7604" calcext:value-type="float">
            <text:p>2.076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652356" calcext:value-type="float">
            <text:p>0.652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782" calcext:value-type="float">
            <text:p>0.2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1006" calcext:value-type="float">
            <text:p>2.01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524" calcext:value-type="float">
            <text:p>1.95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437" calcext:value-type="float">
            <text:p>0.9994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0387" calcext:value-type="float">
            <text:p>2.003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8003" calcext:value-type="float">
            <text:p>1.98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00149" calcext:value-type="float">
            <text:p>1.00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1738" calcext:value-type="float">
            <text:p>2.017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44748" calcext:value-type="float">
            <text:p>1.447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4323" calcext:value-type="float">
            <text:p>2.043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7396" calcext:value-type="float">
            <text:p>2.073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72369" calcext:value-type="float">
            <text:p>1.723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4218" calcext:value-type="float">
            <text:p>2.04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399" calcext:value-type="float">
            <text:p>2.13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67419" calcext:value-type="float">
            <text:p>1.674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327" calcext:value-type="float">
            <text:p>3.613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99477" calcext:value-type="float">
            <text:p>1.994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524" calcext:value-type="float">
            <text:p>2.005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50445" calcext:value-type="float">
            <text:p>2.504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1019" calcext:value-type="float">
            <text:p>2.01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88295" calcext:value-type="float">
            <text:p>2.882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2315" calcext:value-type="float">
            <text:p>2.023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172" calcext:value-type="float">
            <text:p>2.001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918" calcext:value-type="float">
            <text:p>2.029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5672" calcext:value-type="float">
            <text:p>2.056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19546" calcext:value-type="float">
            <text:p>0.919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53755" calcext:value-type="float">
            <text:p>2.537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55994" calcext:value-type="float">
            <text:p>1.559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9691" calcext:value-type="float">
            <text:p>3.96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.80968" calcext:value-type="float">
            <text:p>1.809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38842" calcext:value-type="float">
            <text:p>2.388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3562" calcext:value-type="float">
            <text:p>2.035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7814" calcext:value-type="float">
            <text:p>2.97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4709" calcext:value-type="float">
            <text:p>2.047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" calcext:value-type="float">
            <text:p>2.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767" calcext:value-type="float">
            <text:p>2.017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845" calcext:value-type="float">
            <text:p>2.018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2598" calcext:value-type="float">
            <text:p>2.125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98" calcext:value-type="float">
            <text:p>1.978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5871" calcext:value-type="float">
            <text:p>2.158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7683" calcext:value-type="float">
            <text:p>2.076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956" calcext:value-type="float">
            <text:p>2.019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302" calcext:value-type="float">
            <text:p>2.203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3913" calcext:value-type="float">
            <text:p>2.039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3907" calcext:value-type="float">
            <text:p>2.039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151" calcext:value-type="float">
            <text:p>2.021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77766" calcext:value-type="float">
            <text:p>4.777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396" calcext:value-type="float">
            <text:p>2.013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73719" calcext:value-type="float">
            <text:p>2.737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3093" calcext:value-type="float">
            <text:p>2.030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0769" calcext:value-type="float">
            <text:p>2.107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5121" calcext:value-type="float">
            <text:p>1.951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851" calcext:value-type="float">
            <text:p>2.018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7472" calcext:value-type="float">
            <text:p>3.074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95241" calcext:value-type="float">
            <text:p>1.952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9771" calcext:value-type="float">
            <text:p>3.097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25194" calcext:value-type="float">
            <text:p>3.251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44732" calcext:value-type="float">
            <text:p>3.447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87465" calcext:value-type="float">
            <text:p>2.874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1789" calcext:value-type="float">
            <text:p>2.017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8591" calcext:value-type="float">
            <text:p>2.085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95" calcext:value-type="float">
            <text:p>2.026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027" calcext:value-type="float">
            <text:p>2.02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8613" calcext:value-type="float">
            <text:p>2.086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6607" calcext:value-type="float">
            <text:p>2.166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8065" calcext:value-type="float">
            <text:p>2.180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29989" calcext:value-type="float">
            <text:p>2.299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292" calcext:value-type="float">
            <text:p>2.002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87" calcext:value-type="float">
            <text:p>2.88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44" calcext:value-type="float">
            <text:p>2.000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67466" calcext:value-type="float">
            <text:p>1.674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32409" calcext:value-type="float">
            <text:p>2.324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4393" calcext:value-type="float">
            <text:p>2.143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3843" calcext:value-type="float">
            <text:p>1.938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0483" calcext:value-type="float">
            <text:p>2.104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7715" calcext:value-type="float">
            <text:p>2.077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56941" calcext:value-type="float">
            <text:p>2.569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0692" calcext:value-type="float">
            <text:p>2.006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3822" calcext:value-type="float">
            <text:p>2.038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433" calcext:value-type="float">
            <text:p>2.014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7264" calcext:value-type="float">
            <text:p>1.972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543" calcext:value-type="float">
            <text:p>2.15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779" calcext:value-type="float">
            <text:p>2.917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12217" calcext:value-type="float">
            <text:p>3.122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1195" calcext:value-type="float">
            <text:p>2.011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755" calcext:value-type="float">
            <text:p>1.997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76226" calcext:value-type="float">
            <text:p>1.762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247" calcext:value-type="float">
            <text:p>2.2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28805" calcext:value-type="float">
            <text:p>2.288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0038" calcext:value-type="float">
            <text:p>3.000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23464" calcext:value-type="float">
            <text:p>2.234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177" calcext:value-type="float">
            <text:p>1.991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01059" calcext:value-type="float">
            <text:p>1.01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99901" calcext:value-type="float">
            <text:p>2.999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7758" calcext:value-type="float">
            <text:p>3.077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24776" calcext:value-type="float">
            <text:p>3.247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3521" calcext:value-type="float">
            <text:p>2.035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8007" calcext:value-type="float">
            <text:p>2.98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99667" calcext:value-type="float">
            <text:p>1.996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44297" calcext:value-type="float">
            <text:p>3.442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04521" calcext:value-type="float">
            <text:p>3.045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14831" calcext:value-type="float">
            <text:p>3.148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354" calcext:value-type="float">
            <text:p>2.03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956" calcext:value-type="float">
            <text:p>1.999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1635" calcext:value-type="float">
            <text:p>2.916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5413" calcext:value-type="float">
            <text:p>2.054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1846" calcext:value-type="float">
            <text:p>3.018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59134" calcext:value-type="float">
            <text:p>2.591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953" calcext:value-type="float">
            <text:p>2.009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7103" calcext:value-type="float">
            <text:p>2.07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42346" calcext:value-type="float">
            <text:p>5.423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02011" calcext:value-type="float">
            <text:p>2.02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372" calcext:value-type="float">
            <text:p>3.03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12576" calcext:value-type="float">
            <text:p>1.12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26773" calcext:value-type="float">
            <text:p>2.267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361" calcext:value-type="float">
            <text:p>2.01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123" calcext:value-type="float">
            <text:p>2.021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7007" calcext:value-type="float">
            <text:p>3.07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2566" calcext:value-type="float">
            <text:p>3.025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11592" calcext:value-type="float">
            <text:p>2.115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68008" calcext:value-type="float">
            <text:p>1.68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149" calcext:value-type="float">
            <text:p>2.011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2503" calcext:value-type="float">
            <text:p>3.025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0494" calcext:value-type="float">
            <text:p>2.004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334" calcext:value-type="float">
            <text:p>2.013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6704" calcext:value-type="float">
            <text:p>2.067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59" calcext:value-type="float">
            <text:p>2.01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02698" calcext:value-type="float">
            <text:p>1.026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59912" calcext:value-type="float">
            <text:p>1.599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765" calcext:value-type="float">
            <text:p>2.017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5642" calcext:value-type="float">
            <text:p>2.056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4906" calcext:value-type="float">
            <text:p>2.049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369" calcext:value-type="float">
            <text:p>2.03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85" calcext:value-type="float">
            <text:p>2.0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097" calcext:value-type="float">
            <text:p>2.000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8001" calcext:value-type="float">
            <text:p>2.08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9833" calcext:value-type="float">
            <text:p>2.998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26956" calcext:value-type="float">
            <text:p>2.269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677" calcext:value-type="float">
            <text:p>2.06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196" calcext:value-type="float">
            <text:p>2.001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7306" calcext:value-type="float">
            <text:p>2.173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23685" calcext:value-type="float">
            <text:p>2.236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5174" calcext:value-type="float">
            <text:p>2.051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62994" calcext:value-type="float">
            <text:p>2.629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2006" calcext:value-type="float">
            <text:p>2.02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13" calcext:value-type="float">
            <text:p>2.088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4598" calcext:value-type="float">
            <text:p>2.945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85006" calcext:value-type="float">
            <text:p>2.85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3805" calcext:value-type="float">
            <text:p>2.038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99797" calcext:value-type="float">
            <text:p>0.999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1043" calcext:value-type="float">
            <text:p>2.01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3701" calcext:value-type="float">
            <text:p>1.937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6251" calcext:value-type="float">
            <text:p>3.062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7641" calcext:value-type="float">
            <text:p>2.976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216" calcext:value-type="float">
            <text:p>2.132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3378" calcext:value-type="float">
            <text:p>2.033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8127" calcext:value-type="float">
            <text:p>2.08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87013" calcext:value-type="float">
            <text:p>1.87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88079" calcext:value-type="float">
            <text:p>2.880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9983" calcext:value-type="float">
            <text:p>1.99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197" calcext:value-type="float">
            <text:p>2.011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1413" calcext:value-type="float">
            <text:p>2.014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71473" calcext:value-type="float">
            <text:p>2.714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79214" calcext:value-type="float">
            <text:p>2.792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28255" calcext:value-type="float">
            <text:p>2.282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28664" calcext:value-type="float">
            <text:p>2.286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8552" calcext:value-type="float">
            <text:p>2.985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5677" calcext:value-type="float">
            <text:p>2.056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26" calcext:value-type="float">
            <text:p>1.99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27" calcext:value-type="float">
            <text:p>2.0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6449" calcext:value-type="float">
            <text:p>2.064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8593" calcext:value-type="float">
            <text:p>2.985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2573" calcext:value-type="float">
            <text:p>2.025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3146" calcext:value-type="float">
            <text:p>2.031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044" calcext:value-type="float">
            <text:p>2.90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1023" calcext:value-type="float">
            <text:p>2.01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5779" calcext:value-type="float">
            <text:p>3.057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994203" calcext:value-type="float">
            <text:p>0.994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2143" calcext:value-type="float">
            <text:p>2.021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3434" calcext:value-type="float">
            <text:p>2.034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5715" calcext:value-type="float">
            <text:p>2.157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454" calcext:value-type="float">
            <text:p>2.05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936" calcext:value-type="float">
            <text:p>2.009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327" calcext:value-type="float">
            <text:p>2.003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0841" calcext:value-type="float">
            <text:p>1.90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8956" calcext:value-type="float">
            <text:p>1.489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9611" calcext:value-type="float">
            <text:p>2.996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99712" calcext:value-type="float">
            <text:p>1.997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56329" calcext:value-type="float">
            <text:p>1.563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2424" calcext:value-type="float">
            <text:p>1.724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9366" calcext:value-type="float">
            <text:p>2.993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2531" calcext:value-type="float">
            <text:p>2.025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00868" calcext:value-type="float">
            <text:p>1.00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97751" calcext:value-type="float">
            <text:p>2.977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97578" calcext:value-type="float">
            <text:p>1.975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28699" calcext:value-type="float">
            <text:p>2.286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0702" calcext:value-type="float">
            <text:p>3.007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7617" calcext:value-type="float">
            <text:p>2.076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128" calcext:value-type="float">
            <text:p>2.021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7355" calcext:value-type="float">
            <text:p>2.973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39931" calcext:value-type="float">
            <text:p>2.399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584" calcext:value-type="float">
            <text:p>2.015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823" calcext:value-type="float">
            <text:p>2.018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3271" calcext:value-type="float">
            <text:p>2.032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3165" calcext:value-type="float">
            <text:p>1.931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5277" calcext:value-type="float">
            <text:p>2.052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7818" calcext:value-type="float">
            <text:p>2.978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8464" calcext:value-type="float">
            <text:p>2.84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00058" calcext:value-type="float">
            <text:p>1.00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0781" calcext:value-type="float">
            <text:p>2.007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8843" calcext:value-type="float">
            <text:p>2.088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28129" calcext:value-type="float">
            <text:p>2.281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584" calcext:value-type="float">
            <text:p>2.025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122" calcext:value-type="float">
            <text:p>2.011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501" calcext:value-type="float">
            <text:p>1.995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375" calcext:value-type="float">
            <text:p>3.203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.92131" calcext:value-type="float">
            <text:p>4.921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453049" calcext:value-type="float">
            <text:p>0.0453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725" calcext:value-type="float">
            <text:p>2.007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3547" calcext:value-type="float">
            <text:p>2.035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0653" calcext:value-type="float">
            <text:p>2.006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897" calcext:value-type="float">
            <text:p>1.928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2655" calcext:value-type="float">
            <text:p>2.926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87" calcext:value-type="float">
            <text:p>2.02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439" calcext:value-type="float">
            <text:p>2.0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45869" calcext:value-type="float">
            <text:p>3.458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.00323" calcext:value-type="float">
            <text:p>2.003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09" calcext:value-type="float">
            <text:p>2.0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7674" calcext:value-type="float">
            <text:p>2.176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04568" calcext:value-type="float">
            <text:p>1.045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96669" calcext:value-type="float">
            <text:p>2.966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98718" calcext:value-type="float">
            <text:p>1.987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612" calcext:value-type="float">
            <text:p>2.026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4993" calcext:value-type="float">
            <text:p>2.049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489" calcext:value-type="float">
            <text:p>2.024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86067" calcext:value-type="float">
            <text:p>2.860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84834" calcext:value-type="float">
            <text:p>1.848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41075" calcext:value-type="float">
            <text:p>2.410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88256" calcext:value-type="float">
            <text:p>1.882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4536" calcext:value-type="float">
            <text:p>2.045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33737" calcext:value-type="float">
            <text:p>2.337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865" calcext:value-type="float">
            <text:p>1.998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3243" calcext:value-type="float">
            <text:p>2.032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047" calcext:value-type="float">
            <text:p>2.01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3877" calcext:value-type="float">
            <text:p>2.138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949755" calcext:value-type="float">
            <text:p>0.9497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1324" calcext:value-type="float">
            <text:p>2.013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1029" calcext:value-type="float">
            <text:p>2.010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4387" calcext:value-type="float">
            <text:p>2.043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904" calcext:value-type="float">
            <text:p>1.99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1088" calcext:value-type="float">
            <text:p>2.110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00006" calcext:value-type="float">
            <text:p>1.00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61038" calcext:value-type="float">
            <text:p>2.610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405" calcext:value-type="float">
            <text:p>2.714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25063" calcext:value-type="float">
            <text:p>2.250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02" meta:object-count="0"/>
    <meta:generator>LibreOffice/4.2.7.2$Linux_X86_64 LibreOffice_project/420m0$Build-2</meta:generator>
  </office:meta>
</office:document-meta>
</file>